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2.258cm"/>
    </style:style>
    <style:style style:name="co2" style:family="table-column">
      <style:table-column-properties fo:break-before="auto" style:column-width="1.565cm"/>
    </style:style>
    <style:style style:name="co3" style:family="table-column">
      <style:table-column-properties fo:break-before="auto" style:column-width="2.741cm"/>
    </style:style>
    <style:style style:name="co4" style:family="table-column">
      <style:table-column-properties fo:break-before="auto" style:column-width="3.521cm"/>
    </style:style>
    <style:style style:name="co5" style:family="table-column">
      <style:table-column-properties fo:break-before="auto" style:column-width="1.401cm"/>
    </style:style>
    <style:style style:name="co6" style:family="table-column">
      <style:table-column-properties fo:break-before="auto" style:column-width="4.627cm"/>
    </style:style>
    <style:style style:name="co7" style:family="table-column">
      <style:table-column-properties fo:break-before="auto" style:column-width="2.275cm"/>
    </style:style>
    <style:style style:name="co8" style:family="table-column">
      <style:table-column-properties fo:break-before="auto" style:column-width="3.096cm"/>
    </style:style>
    <style:style style:name="co9" style:family="table-column">
      <style:table-column-properties fo:break-before="auto" style:column-width="2.385cm"/>
    </style:style>
    <style:style style:name="co10" style:family="table-column">
      <style:table-column-properties fo:break-before="auto" style:column-width="10.751cm"/>
    </style:style>
    <style:style style:name="co11" style:family="table-column">
      <style:table-column-properties fo:break-before="auto" style:column-width="9.775cm"/>
    </style:style>
    <style:style style:name="co12" style:family="table-column">
      <style:table-column-properties fo:break-before="auto" style:column-width="5.519cm"/>
    </style:style>
    <style:style style:name="co13" style:family="table-column">
      <style:table-column-properties fo:break-before="auto" style:column-width="23.407cm"/>
    </style:style>
    <style:style style:name="co14" style:family="table-column">
      <style:table-column-properties fo:break-before="auto" style:column-width="11.412cm"/>
    </style:style>
    <style:style style:name="co15" style:family="table-column">
      <style:table-column-properties fo:break-before="auto" style:column-width="50.033cm"/>
    </style:style>
    <style:style style:name="co17" style:family="table-column">
      <style:table-column-properties fo:break-before="auto" style:column-width="2.267cm"/>
    </style:style>
    <style:style style:name="ro2" style:family="table-row">
      <style:table-row-properties style:row-height="0.446cm" fo:break-before="auto" style:use-optimal-row-height="true"/>
    </style:style>
    <style:style style:name="ro1" style:family="table-row">
      <style:table-row-properties style:row-height="0.427cm" fo:break-before="auto" style:use-optimal-row-height="true"/>
    </style:style>
    <style:style style:name="ro4" style:family="table-row">
      <style:table-row-properties style:row-height="3.711cm" fo:break-before="auto" style:use-optimal-row-height="false"/>
    </style:style>
    <style:style style:name="ro5" style:family="table-row">
      <style:table-row-properties style:row-height="2.02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style:style>
    <style:style style:name="ce2" style:family="table-cell" style:parent-style-name="Default">
      <style:table-cell-properties fo:background-color="#faed56"/>
      <style:text-properties style:text-position=""/>
    </style:style>
    <style:style style:name="ce3" style:family="table-cell" style:parent-style-name="Default">
      <style:table-cell-properties fo:background-color="#dcdcff"/>
      <style:text-properties fo:color="#000000" style:text-position=""/>
    </style:style>
    <style:style style:name="ce4" style:family="table-cell" style:parent-style-name="Default">
      <style:table-cell-properties fo:background-color="transparent"/>
    </style:style>
    <style:style style:name="ce5" style:family="table-cell" style:parent-style-name="Default">
      <style:table-cell-properties fo:background-color="#faed56"/>
    </style:style>
    <style:style style:name="ce6" style:family="table-cell" style:parent-style-name="Default">
      <style:table-cell-properties fo:background-color="#e6e6e6"/>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1" style:family="text">
      <style:text-properties style:font-name="Times New Roman" style:font-name-asian="DejaVu Sans" style:font-name-complex="Tahoma"/>
    </style:style>
  </office:automatic-styles>
  <office:body>
    <office:spreadsheet>
      <table:table table:name="Feuille1" table:style-name="ta1"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7" table:default-cell-style-name="Default"/>
        <table:table-column table:style-name="co16" table:number-columns-repeated="1008" table:default-cell-style-name="Default"/>
        <table:table-row table:style-name="ro1">
          <table:table-cell table:style-name="ce4" office:value-type="string">
            <text:p>//FAM</text:p>
          </table:table-cell>
          <table:table-cell table:style-name="ce4" office:value-type="string">
            <text:p>classe(56744)</text:p>
          </table:table-cell>
          <table:table-cell table:style-name="ce4" office:value-type="string">
            <text:p>&lt;specid&gt;</text:p>
          </table:table-cell>
          <table:table-cell table:style-name="ce4" office:value-type="string">
            <text:p>&lt;fldid&gt;</text:p>
          </table:table-cell>
          <table:table-cell table:style-name="ce4" office:value-type="string">
            <text:p>nom scientifique</text:p>
          </table:table-cell>
          <table:table-cell table:style-name="ce4" office:value-type="string">
            <text:p>nom</text:p>
          </table:table-cell>
          <table:table-cell table:style-name="ce4" office:value-type="string">
            <text:p>caracteristique</text:p>
          </table:table-cell>
          <table:table-cell table:style-name="ce4" table:number-columns-repeated="9"/>
          <table:table-cell table:number-columns-repeated="1008"/>
        </table:table-row>
        <table:table-row table:style-name="ro1">
          <table:table-cell table:style-name="ce5" office:value-type="string">
            <text:p>ORDER</text:p>
          </table:table-cell>
          <table:table-cell table:style-name="ce5" office:value-type="string">
            <text:p>ZOO_CLASSE</text:p>
          </table:table-cell>
          <table:table-cell table:style-name="ce5" table:number-columns-repeated="2"/>
          <table:table-cell table:style-name="ce5" office:value-type="string">
            <text:p>cl_nomscientifique</text:p>
          </table:table-cell>
          <table:table-cell table:style-name="ce5" office:value-type="string">
            <text:p>cl_nom</text:p>
          </table:table-cell>
          <table:table-cell table:style-name="ce5" office:value-type="string">
            <text:p>cl_caracteristique</text:p>
          </table:table-cell>
          <table:table-cell table:style-name="ce5" table:number-columns-repeated="9"/>
          <table:table-cell table:number-columns-repeated="1008"/>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Actinopterygii</text:p>
          </table:table-cell>
          <table:table-cell table:style-name="ce4" office:value-type="string">
            <text:p>-</text:p>
          </table:table-cell>
          <table:table-cell table:style-name="ce4" office:value-type="string">
            <text:p>Actinopterygii</text:p>
          </table:table-cell>
          <table:table-cell table:style-name="ce4" office:value-type="string">
            <text:p>Poissons</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Reptilia</text:p>
          </table:table-cell>
          <table:table-cell table:style-name="ce4" office:value-type="string">
            <text:p>-</text:p>
          </table:table-cell>
          <table:table-cell table:style-name="ce4" office:value-type="string">
            <text:p>Reptilia</text:p>
          </table:table-cell>
          <table:table-cell table:style-name="ce4" office:value-type="string">
            <text:p>Reptiles</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Aves</text:p>
          </table:table-cell>
          <table:table-cell table:style-name="ce4" office:value-type="string">
            <text:p>-</text:p>
          </table:table-cell>
          <table:table-cell table:style-name="ce4" office:value-type="string">
            <text:p>Aves</text:p>
          </table:table-cell>
          <table:table-cell table:style-name="ce4" office:value-type="string">
            <text:p>Oiseaux</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Mammalia</text:p>
          </table:table-cell>
          <table:table-cell table:style-name="ce4" office:value-type="string">
            <text:p>-</text:p>
          </table:table-cell>
          <table:table-cell table:style-name="ce4" office:value-type="string">
            <text:p>Mammalia</text:p>
          </table:table-cell>
          <table:table-cell table:style-name="ce4" office:value-type="string">
            <text:p>Mammifères</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Lissamphibia</text:p>
          </table:table-cell>
          <table:table-cell table:style-name="ce4" office:value-type="string">
            <text:p>-</text:p>
          </table:table-cell>
          <table:table-cell table:style-name="ce4" office:value-type="string">
            <text:p>Lissamphibia</text:p>
          </table:table-cell>
          <table:table-cell table:style-name="ce4" office:value-type="string">
            <text:p>Amphibiens</text:p>
          </table:table-cell>
          <table:table-cell table:style-name="ce4" table:number-columns-repeated="10"/>
          <table:table-cell table:number-columns-repeated="1008"/>
        </table:table-row>
        <table:table-row table:style-name="ro1">
          <table:table-cell table:style-name="ce5" office:value-type="string">
            <text:p>ORDER</text:p>
          </table:table-cell>
          <table:table-cell table:style-name="ce5" office:value-type="string">
            <text:p>ZOO_ESPECE</text:p>
          </table:table-cell>
          <table:table-cell table:number-columns-repeated="2" table:style-name="ce5" office:value-type="float" office:value="0">
            <text:p>0</text:p>
          </table:table-cell>
          <table:table-cell table:style-name="ce5" office:value-type="string">
            <text:p>es_nom</text:p>
          </table:table-cell>
          <table:table-cell table:style-name="ce5" office:value-type="string">
            <text:p>es_classe</text:p>
          </table:table-cell>
          <table:table-cell table:style-name="ce5" office:value-type="string">
            <text:p>es_ordre</text:p>
          </table:table-cell>
          <table:table-cell table:style-name="ce5" office:value-type="string">
            <text:p>es_poids</text:p>
          </table:table-cell>
          <table:table-cell table:style-name="ce5" office:value-type="string">
            <text:p>es_repartition</text:p>
          </table:table-cell>
          <table:table-cell table:style-name="ce5" office:value-type="string">
            <text:p>es_alimentation</text:p>
          </table:table-cell>
          <table:table-cell table:style-name="ce5" office:value-type="string">
            <text:p>es_reproduction</text:p>
          </table:table-cell>
          <table:table-cell table:style-name="ce5" office:value-type="string">
            <text:p>es_habitat</text:p>
          </table:table-cell>
          <table:table-cell table:style-name="ce5" office:value-type="string">
            <text:p>es_comportement</text:p>
          </table:table-cell>
          <table:table-cell table:style-name="ce5" table:number-columns-repeated="2"/>
          <table:table-cell table:number-columns-repeated="1009"/>
        </table:table-row>
        <table:table-row table:style-name="ro1">
          <table:table-cell table:style-name="ce4" office:value-type="string">
            <text:p>#DOC</text:p>
          </table:table-cell>
          <table:table-cell table:style-name="ce4" office:value-type="string">
            <text:p>ZOO_ESPECE</text:p>
          </table:table-cell>
          <table:table-cell table:style-name="ce4" office:value-type="float" office:value="0">
            <text:p>0</text:p>
          </table:table-cell>
          <table:table-cell table:style-name="ce4"/>
          <table:table-cell table:style-name="ce4" office:value-type="string">
            <text:p>nom</text:p>
          </table:table-cell>
          <table:table-cell table:style-name="ce4" office:value-type="string">
            <text:p>classe</text:p>
          </table:table-cell>
          <table:table-cell table:style-name="ce4" office:value-type="string">
            <text:p>ordre</text:p>
          </table:table-cell>
          <table:table-cell table:style-name="ce4" office:value-type="string">
            <text:p>poids</text:p>
          </table:table-cell>
          <table:table-cell table:style-name="ce4" office:value-type="string">
            <text:p>repartition</text:p>
          </table:table-cell>
          <table:table-cell table:style-name="ce4" office:value-type="string">
            <text:p>alimentation</text:p>
          </table:table-cell>
          <table:table-cell table:style-name="ce4" office:value-type="string">
            <text:p>reproduction</text:p>
          </table:table-cell>
          <table:table-cell table:style-name="ce4" office:value-type="string">
            <text:p>habitat</text:p>
          </table:table-cell>
          <table:table-cell table:style-name="ce4" office:value-type="string">
            <text:p>comportement</text:p>
          </table:table-cell>
          <table:table-cell table:style-name="ce4" table:number-columns-repeated="2"/>
          <table:table-cell table:number-columns-repeated="1009"/>
        </table:table-row>
        <table:table-row table:style-name="ro1">
          <table:table-cell table:style-name="ce4" table:number-columns-repeated="15"/>
          <table:table-cell table:number-columns-repeated="1009"/>
        </table:table-row>
        <table:table-row table:style-name="ro4">
          <table:table-cell table:style-name="ce4" office:value-type="string">
            <text:p>DOC</text:p>
          </table:table-cell>
          <table:table-cell table:style-name="ce4" office:value-type="string">
            <text:p>ZOO_ESPECE</text:p>
          </table:table-cell>
          <table:table-cell table:style-name="ce4" office:value-type="string">
            <text:p>ZOO_ESP_ALLI</text:p>
          </table:table-cell>
          <table:table-cell table:style-name="ce4" office:value-type="string">
            <text:p>-</text:p>
          </table:table-cell>
          <table:table-cell table:style-name="ce4" office:value-type="string">
            <text:p>Alligator</text:p>
          </table:table-cell>
          <table:table-cell table:style-name="ce4" office:value-type="string">
            <text:p>Reptilia</text:p>
          </table:table-cell>
          <table:table-cell table:style-name="ce4" office:value-type="string">
            <text:p>Crocodiliens</text:p>
          </table:table-cell>
          <table:table-cell table:style-name="ce4" office:value-type="float" office:value="350">
            <text:p>350</text:p>
          </table:table-cell>
          <table:table-cell office:value-type="string">
            <text:p>&lt;p&gt;Sud Est des Etats-Unis, Am&amp;eacute;rique centrale.&lt;/p&gt; &lt;p&gt;Les &lt;b&gt;alligators&lt;/b&gt; sont un &lt;a href="http://fr.wikipedia.org/wiki/Genre_%28biologie%29" title="Genre (biologie)"&gt;genre&lt;/a&gt; de &lt;a href="http://fr.wikipedia.org/wiki/Reptile" title="Reptile"&gt;reptiles&lt;/a&gt; &lt;a href="http://fr.wikipedia.org/wiki/Crocodilien" title="Crocodilien" class="mw-redirect"&gt;crocodiliens&lt;/a&gt; de la &lt;a href="http://fr.wikipedia.org/wiki/Famille_%28biologie%29" title="Famille (biologie)"&gt;famille&lt;/a&gt; des &lt;a href="http://fr.wikipedia.org/wiki/Alligatoridae" title="Alligatoridae"&gt;alligatorid&amp;eacute;s&lt;/a&gt;. Ils diff&amp;egrave;rent des &lt;a href="http://fr.wikipedia.org/wiki/Crocodile" title="Crocodile"&gt;crocodiles&lt;/a&gt; <text:s/>par une t&amp;ecirc;te plus large, courte, au museau arrondi. De m&amp;ecirc;me que, <text:s/>lorsqu'ils referment leurs m&amp;acirc;choires, les quatri&amp;egrave;mes dents du bas ne <text:s/>sont pas apparentes contrairement aux &lt;a href="http://fr.wikipedia.org/wiki/Crocodiles" title="Crocodiles" class="mw-redirect"&gt;crocodiles&lt;/a&gt;. Ils sont moins dangereux pour l'homme.&lt;/p&gt; &lt;p&gt;Le genre &lt;i&gt;Alligator&lt;/i&gt; comporte deux &lt;a href="http://fr.wikipedia.org/wiki/Esp%C3%A8ce" title="Esp&amp;egrave;ce"&gt;esp&amp;egrave;ces&lt;/a&gt;&amp;nbsp;:&lt;/p&gt; &lt;ul&gt; <text:s text:c="4"/>&lt;li&gt;&lt;i&gt;&lt;a href="http://fr.wikipedia.org/wiki/Alligator_mississippiensis" title="Alligator mississippiensis" class="mw-redirect"&gt;Alligator mississippiensis&lt;/a&gt;&lt;/i&gt; (Daudin, 1801) &amp;mdash; &lt;a href="http://fr.wikipedia.org/wiki/Alligator_d%27Am%C3%A9rique" title="Alligator d'Am&amp;eacute;rique"&gt;Alligator d'Am&amp;eacute;rique&lt;/a&gt;, qui se rencontre dans le sud des &lt;a href="http://fr.wikipedia.org/wiki/%C3%89tats-Unis" title="&amp;Eacute;tats-Unis"&gt;&amp;Eacute;tats-Unis&lt;/a&gt;, principalement en &lt;a href="http://fr.wikipedia.org/wiki/Floride" title="Floride"&gt;Floride&lt;/a&gt; et en &lt;a href="http://fr.wikipedia.org/wiki/Louisiane" title="Louisiane"&gt;Louisiane&lt;/a&gt;.&lt;/li&gt; <text:s text:c="4"/>&lt;li&gt;&lt;i&gt;&lt;a href="http://fr.wikipedia.org/wiki/Alligator_sinensis" title="Alligator sinensis" class="mw-redirect"&gt;Alligator sinensis&lt;/a&gt;&lt;/i&gt; Fauvel, 1879 &amp;mdash; &lt;a href="http://fr.wikipedia.org/wiki/Alligator_de_Chine" title="Alligator de Chine"&gt;Alligator de Chine&lt;/a&gt;, des provinces orientales de la &lt;a href="http://fr.wikipedia.org/wiki/R%C3%A9publique_populaire_de_Chine" title="R&amp;eacute;publique populaire de Chine"&gt;Chine&lt;/a&gt;.&lt;/li&gt; &lt;/ul&gt; &lt;p&gt;Les &lt;a href="http://fr.wikipedia.org/wiki/Ca%C3%AFman_%28animal%29" title="Ca&amp;iuml;man (animal)"&gt;ca&amp;iuml;mans&lt;/a&gt; vivent en &lt;a href="http://fr.wikipedia.org/wiki/Am%C3%A9rique_centrale" title="Am&amp;eacute;rique centrale"&gt;Am&amp;eacute;rique centrale&lt;/a&gt; et du sud, et diff&amp;egrave;rent par l'absence d'un &lt;a href="http://fr.wikipedia.org/wiki/Septum_nasal" title="Septum nasal"&gt;septum&lt;/a&gt; osseux entre les narines.&lt;/p&gt;</text:p>
          </table:table-cell>
          <table:table-cell table:style-name="ce7" office:value-type="string">
            <text:p>Les jeunes s’alimentent de petits crustacés et insectes, puis de grenouilles, serpents et poissons. A l’âge adulte, ils se nourrissent surtout de poissons et de petits mammifères.</text:p>
          </table:table-cell>
          <table:table-cell table:style-name="ce7" office:value-type="string">
            <text:p>L’accouplement a lieu de nuit et dans l’eau. Puis la femelle construit un monticule de vase, terre et branchages dans lequel elle pond 20 à 80 œufs. Durant 2 à 3 mois, La femelle reste à proximité du nid jusqu’à l’éclosion des œufs ; Puis elle prend soins d’eux. Ils atteignent leur maturité a 6 ans.</text:p>
          </table:table-cell>
          <table:table-cell table:style-name="ce7" office:value-type="string">
            <text:p>Bordures de rivières, mangroves et estuaires.</text:p>
          </table:table-cell>
          <table:table-cell table:style-name="ce7" office:value-type="string">
            <text:p>Peu actifs, en journée, ils passent du temps à se faire chauffer au soleil. La nuit, ils s’immergent en bord de rive et attendent leur proie.</text:p>
          </table:table-cell>
          <table:table-cell table:style-name="ce4" table:number-columns-repeated="2"/>
          <table:table-cell table:number-columns-repeated="1009"/>
        </table:table-row>
        <table:table-row table:style-name="ro5">
          <table:table-cell table:style-name="ce6" office:value-type="string">
            <text:p>DOC</text:p>
          </table:table-cell>
          <table:table-cell table:style-name="ce6" office:value-type="string">
            <text:p>ZOO_ESPECE</text:p>
          </table:table-cell>
          <table:table-cell table:style-name="ce6"/>
          <table:table-cell table:style-name="ce6" office:value-type="string">
            <text:p>-</text:p>
          </table:table-cell>
          <table:table-cell table:style-name="ce6" office:value-type="string">
            <text:p>Agouti</text:p>
          </table:table-cell>
          <table:table-cell table:style-name="ce6" office:value-type="string">
            <text:p>Mammalia</text:p>
          </table:table-cell>
          <table:table-cell table:style-name="ce6" office:value-type="string">
            <text:p>Rongeur</text:p>
          </table:table-cell>
          <table:table-cell table:style-name="ce6" office:value-type="float" office:value="5">
            <text:p>5</text:p>
          </table:table-cell>
          <table:table-cell table:style-name="ce6" office:value-type="string">
            <text:p>Amérique centrale et méridionale.</text:p>
          </table:table-cell>
          <table:table-cell table:style-name="ce7" office:value-type="string">
            <text:p>Surtout végétarien, ils se nourrissent de feuilles, fruits, racines et parfois œufs et coquillages. </text:p>
          </table:table-cell>
          <table:table-cell table:style-name="ce7" office:value-type="string">
            <text:p>2 ou 3 petits par portée ; parfois 2 portées par an. La gestation est de 3 mois. Les petits naissent très développés : poilus, yeux ouverts, ils sont capables de se déplacer.</text:p>
          </table:table-cell>
          <table:table-cell table:style-name="ce7" office:value-type="string">
            <text:p>Forêts et zones boisées.</text:p>
          </table:table-cell>
          <table:table-cell table:style-name="ce7"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style-name="ce6" table:number-columns-repeated="1011"/>
        </table:table-row>
        <table:table-row table:style-name="ro6">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Belette</text:p>
          </table:table-cell>
          <table:table-cell table:style-name="ce4" office:value-type="string">
            <text:p>Mammalia</text:p>
          </table:table-cell>
          <table:table-cell table:style-name="ce4" office:value-type="string">
            <text:p>Carnivores</text:p>
          </table:table-cell>
          <table:table-cell table:style-name="ce4" office:value-type="string">
            <text:p>0.12</text:p>
          </table:table-cell>
          <table:table-cell table:style-name="ce4" office:value-type="string">
            <text:p>Europe, Asie, Sibérie, Afghanistan, Chine, Japon, Afrique du Nord. La belette peut adopter un pelage blanc en automne et hiver comme l’hermine qui appartient à la même famille (Mustélidés). Cependant ce changement de couleur n’intervient que dans les régions au climat rigoureux.</text:p>
            <text:p>La famille des mustélidés regroupent aussi les martres, fouines, loutres, visons, furet, …Ce sont tous des carnivores au corps longilignes et souples sauf quelques exception comme le blaireau ou la mouffette qui sont plus trapus.</text:p>
          </table:table-cell>
          <table:table-cell table:style-name="ce7" office:value-type="string">
            <text:p>Elles se nourrissent principalement de petits rongeurs : campagnols, mulots, souris mais parfois aussi d’œufs, d’oiseaux, de batraciens ou même de poissons.</text:p>
          </table:table-cell>
          <table:table-cell table:style-name="ce7"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table:style-name="ce4" office:value-type="string">
            <text:p>Zones boisées, broussailleuses et rocheuses et parfois vieilles habitations</text:p>
          </table:table-cell>
          <table:table-cell table:style-name="ce7" office:value-type="string">
            <text:p>Elles sont principalement nocturnes, elles se déplacent souvent en famille ou en couple et chassent ensembles des proies parfois bien plus grosses qu’elles, telles que les rats ou les poules.</text:p>
          </table:table-cell>
          <table:table-cell table:style-name="ce4" table:number-columns-repeated="2"/>
          <table:table-cell table:number-columns-repeated="1009"/>
        </table:table-row>
        <table:table-row table:style-name="ro7">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Baleine à  bosse ou jubarte</text:p>
          </table:table-cell>
          <table:table-cell table:style-name="ce4" office:value-type="string">
            <text:p>Mammalia</text:p>
          </table:table-cell>
          <table:table-cell table:style-name="ce4" office:value-type="string">
            <text:p>Cétaces</text:p>
          </table:table-cell>
          <table:table-cell table:style-name="ce4" office:value-type="float" office:value="50000">
            <text:p>50000</text:p>
          </table:table-cell>
          <table:table-cell table:style-name="ce7" office:value-type="string">
            <text:p>Pacifique Nord, Atlantiques Nord et Hémisphères sud.Elles sont appelées aussi mégaptères, elles sont très étudiées par les chercheurs, elles se divisent en 3 populations : 2 vivants dans l’hémisphère Nord et 1 dans l’hémisphère Sud. Il semblerait que ces population ne rentrent jamais en contact les unes avec les autres. Elles ont chacune leurs zones de nourrissage situées dans les eaux arctiques ou antarctiques et leurs zones d’accouplements et de mises bas sont situées en mers chaudes ou tropicales : îles polynésiennes, côtes Australiennes, golfe de Californie, mers des caraïbes, zones des îles Galápagos, côte Est de l’Afrique et côtes de Madagascar…..</text:p>
            <text:p>Elles se différencie des autres baleines par des nageoires immenses (environ 6 m de long ce qui correspond à 1/3 de leur taille). Les baleines sont noire avec souvent des tâches blanches sur le ventre, les nageoires peuvent elles aussi être blanches partiellement ou totalement.</text:p>
            <text:p>Elles sont appelées baleines à bosses à causes de toutes les petites callosités qu’elles ont sur la tête.</text:p>
            <text:p>Elles sont capables de plonger à plus de 200 m de profondeur pendant plus d’1/2 h.</text:p>
          </table:table-cell>
          <table:table-cell table:style-name="ce7" office:value-type="string">
            <text:p>Elles sont carnivores, elles se nourrissent de petits crustacés et de poissons qu’elles concentrent en cercle grâce à un rideau de bulles qu’elles émettent lors de leurs plongées.</text:p>
          </table:table-cell>
          <table:table-cell table:style-name="ce7" office:value-type="string">
            <text:p>1 petit naît après une gestation de 9 à 10 mois. La mère l’allaite pendant environ 1 an et ils restent ensemble pendant 2-3 ans. La maturité sexuelle est à 5 ans. le baleineau mesure environ 4.50 m et pèse plus d’1 tonne.</text:p>
          </table:table-cell>
          <table:table-cell table:style-name="ce4" office:value-type="string">
            <text:p>Les eaux froides à proximité des côtes et eaux tropicales.</text:p>
          </table:table-cell>
          <table:table-cell table:style-name="ce7" office:value-type="string">
            <text:p>Elles sont très agiles et se déplacent avec rapidité et facilité. On peut les voir en bordures de cours d’eau où elles savent pêcher des poissons. Elles savent aussi très bien nager.</text:p>
          </table:table-cell>
          <table:table-cell table:style-name="ce4" table:number-columns-repeated="2"/>
          <table:table-cell table:number-columns-repeated="1009"/>
        </table:table-row>
        <table:table-row table:style-name="ro8">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Antilope</text:p>
          </table:table-cell>
          <table:table-cell table:style-name="ce4" office:value-type="string">
            <text:p>Mammalia</text:p>
          </table:table-cell>
          <table:table-cell table:style-name="ce4" office:value-type="string">
            <text:p>Artiodactyles</text:p>
          </table:table-cell>
          <table:table-cell table:style-name="ce4" office:value-type="float" office:value="25">
            <text:p>25</text:p>
          </table:table-cell>
          <table:table-cell table:style-name="ce7" office:value-type="string">
            <text:p>Inde au sud de l'Himalaya.</text:p>
            <text:p/>
          </table:table-cell>
          <table:table-cell table:style-name="ce4" office:value-type="string">
            <text:p>Herbivore.</text:p>
          </table:table-cell>
          <table:table-cell table:style-name="ce7" office:value-type="string">
            <text:p>Non saisonnière. La femelle donne naissance à 1 petit. La gestation est de 6 mois.</text:p>
          </table:table-cell>
          <table:table-cell table:style-name="ce4" office:value-type="string">
            <text:p>Des semi-déserts aux bois clairs</text:p>
          </table:table-cell>
          <table:table-cell table:style-name="ce7" office:value-type="string">
            <text:p>Harems composés d'1 mâle adulte et de plusieurs femelles: 10 à 20. avec leur jeune. Des groupes de jeunes mâles vivent à la périphérie des harems.</text:p>
          </table:table-cell>
          <table:table-cell table:style-name="ce4" table:number-columns-repeated="2"/>
          <table:table-cell table:number-columns-repeated="1009"/>
        </table:table-row>
        <table:table-row table:style-name="ro9">
          <table:table-cell table:style-name="ce4" office:value-type="string">
            <text:p>DOC</text:p>
          </table:table-cell>
          <table:table-cell table:style-name="ce4" office:value-type="string">
            <text:p>ZOO_ESPECE</text:p>
          </table:table-cell>
          <table:table-cell table:style-name="ce4" office:value-type="string">
            <text:p>ZOO_ESP_CETA1</text:p>
          </table:table-cell>
          <table:table-cell table:style-name="ce4" office:value-type="string">
            <text:p>-</text:p>
          </table:table-cell>
          <table:table-cell table:style-name="ce4" office:value-type="string">
            <text:p>baleine blanche</text:p>
          </table:table-cell>
          <table:table-cell table:style-name="ce4" office:value-type="string">
            <text:p>Mammalia</text:p>
          </table:table-cell>
          <table:table-cell table:style-name="ce4" office:value-type="string">
            <text:p>Cétaces</text:p>
          </table:table-cell>
          <table:table-cell table:style-name="ce4" office:value-type="float" office:value="300">
            <text:p>300</text:p>
          </table:table-cell>
          <table:table-cell table:style-name="ce4" office:value-type="string">
            <text:p>Mers arctiques et subarctiques.</text:p>
            <text:p><text:span text:style-name="T1">Le prédateur naturel le plus dangereux pour les bélougas sont les épaulard ou orques.</text:span></text:p>
            <text:p><text:span text:style-name="T1">Les bélougas sont aussi appelés par les pêcheurs « canaris des mers « en raison de leurs chants sous-marins qui ressemble en surface à celui de ces oiseaux.</text:span></text:p>
            <text:p><text:span text:style-name="T1"/></text:p>
            <text:p><text:span text:style-name="T1">Les bélougas appartiennent aux groupe des cétacés à dents (odontocètes ), ils en possèdent environ 40, cependant elles ne servent qu’à attraper les proies, celles-ci sont ensuite avaler sans être mâcher.</text:span></text:p>
            <text:p><text:span text:style-name="T1">Le bélouga se distingue aisément de tous les autres cétacés d’abord par sa couleur blanche unique et aussi par l’absence de nageoire dorsale.</text:span></text:p>
            <text:p><text:span text:style-name="T1">Ils appartiennent à la même famille que les narvals.</text:span></text:p>
          </table:table-cell>
          <table:table-cell table:style-name="ce4" office:value-type="string">
            <text:p>Ils se nourrissent de calmars, seiches, crevettes et petits poissons.</text:p>
          </table:table-cell>
          <table:table-cell table:style-name="ce7"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table:style-name="ce7" office:value-type="string">
            <text:p>Eaux froides en bordures de côtes et eaux peu profondes</text:p>
          </table:table-cell>
          <table:table-cell table:style-name="ce7"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text:p>
            <text:p>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text:p>
            <text:p>Les bélougas sont des cétacés lents, se déplaçants rarement à plus de 7 km/h.</text:p>
          </table:table-cell>
          <table:table-cell table:style-name="ce4" table:number-columns-repeated="2"/>
          <table:table-cell table:number-columns-repeated="1009"/>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2</text:p>
          </table:table-cell>
          <table:table-cell table:style-name="ce4" office:value-type="string">
            <text:p>-</text:p>
          </table:table-cell>
          <table:table-cell table:style-name="ce4" office:value-type="string">
            <text:p>Cachalot</text:p>
          </table:table-cell>
          <table:table-cell table:style-name="ce4" office:value-type="string">
            <text:p>Mammalia</text:p>
          </table:table-cell>
          <table:table-cell table:style-name="ce4" table:number-columns-repeated="6"/>
          <table:table-cell table:style-name="ce7"/>
          <table:table-cell table:style-name="ce4" table:number-columns-repeated="3"/>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3</text:p>
          </table:table-cell>
          <table:table-cell table:style-name="ce4" office:value-type="string">
            <text:p>-</text:p>
          </table:table-cell>
          <table:table-cell table:style-name="ce4" office:value-type="string">
            <text:p>Cachalot pygmé</text:p>
          </table:table-cell>
          <table:table-cell table:style-name="ce4" office:value-type="string">
            <text:p>Mammalia</text:p>
          </table:table-cell>
          <table:table-cell table:style-name="ce4" table:number-columns-repeated="6"/>
          <table:table-cell table:style-name="ce7"/>
          <table:table-cell table:style-name="ce4" table:number-columns-repeated="3"/>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astor européen</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erf axis</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hameau</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ivette d’afrique</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oati brun</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obe de lechwe</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Couscous tacheté</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table:style-name="ce4" office:value-type="string">
            <text:p>Dasyure</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4</text:p>
          </table:table-cell>
          <table:table-cell table:style-name="ce4" office:value-type="string">
            <text:p>-</text:p>
          </table:table-cell>
          <table:table-cell table:style-name="ce4" office:value-type="string">
            <text:p>Dauphin à bosse du pacifique</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5</text:p>
          </table:table-cell>
          <table:table-cell table:style-name="ce4" office:value-type="string">
            <text:p>-</text:p>
          </table:table-cell>
          <table:table-cell table:style-name="ce4" office:value-type="string">
            <text:p>Dauphin à long bec</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6</text:p>
          </table:table-cell>
          <table:table-cell table:style-name="ce4" office:value-type="string">
            <text:p>-</text:p>
          </table:table-cell>
          <table:table-cell table:style-name="ce4" office:value-type="string">
            <text:p>Dauphin commun</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7</text:p>
          </table:table-cell>
          <table:table-cell table:style-name="ce4" office:value-type="string">
            <text:p>-</text:p>
          </table:table-cell>
          <table:table-cell table:style-name="ce4" office:value-type="string">
            <text:p>Dauphin d’electre</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8</text:p>
          </table:table-cell>
          <table:table-cell table:style-name="ce4" office:value-type="string">
            <text:p>-</text:p>
          </table:table-cell>
          <table:table-cell table:style-name="ce4" office:value-type="string">
            <text:p>Dauphin de commerson</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9</text:p>
          </table:table-cell>
          <table:table-cell table:style-name="ce4" office:value-type="string">
            <text:p>-</text:p>
          </table:table-cell>
          <table:table-cell table:style-name="ce4" office:value-type="string">
            <text:p>Dauphin de risso</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10</text:p>
          </table:table-cell>
          <table:table-cell table:style-name="ce4" office:value-type="string">
            <text:p>-</text:p>
          </table:table-cell>
          <table:table-cell table:style-name="ce4" office:value-type="string">
            <text:p>Dauphin du nord</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11</text:p>
          </table:table-cell>
          <table:table-cell table:style-name="ce4" office:value-type="string">
            <text:p>-</text:p>
          </table:table-cell>
          <table:table-cell table:style-name="ce4" office:value-type="string">
            <text:p>Dauphins tachetés de l’atlantique</text:p>
          </table:table-cell>
          <table:table-cell table:style-name="ce4" office:value-type="string">
            <text:p>Mammalia</text:p>
          </table:table-cell>
          <table:table-cell table:style-name="ce4" table:number-columns-repeated="10"/>
          <table:table-cell table:number-columns-repeated="1008"/>
        </table:table-row>
        <table:table-row table:style-name="ro2">
          <table:table-cell table:style-name="ce4" office:value-type="string">
            <text:p>DOC</text:p>
          </table:table-cell>
          <table:table-cell table:style-name="ce4" office:value-type="string">
            <text:p>ZOO_ESPECE</text:p>
          </table:table-cell>
          <table:table-cell table:style-name="ce4" office:value-type="string">
            <text:p>ZOO_ESP_CETA12</text:p>
          </table:table-cell>
          <table:table-cell table:style-name="ce4" office:value-type="string">
            <text:p>-</text:p>
          </table:table-cell>
          <table:table-cell table:style-name="ce4" office:value-type="string">
            <text:p>Dauphins tachetés pantropical</text:p>
          </table:table-cell>
          <table:table-cell table:style-name="ce4" office:value-type="string">
            <text:p>Mammalia</text:p>
          </table:table-cell>
          <table:table-cell table:style-name="ce4" table:number-columns-repeated="10"/>
          <table:table-cell table:number-columns-repeated="100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Dendrolagu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Diable de tasmanie </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Ecureuil volan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Eland du cap</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Eléphant d’afriqu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Eléphant d’asi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Fou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Fourmilier ou tamanoi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enette commu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enette tigr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ibbon lar - Video</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iraf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lobycephale noi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lobycéphale tropica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Gorille occidental des plaines</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Herm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Hippotrague noi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Jagua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Jaguarondi ou chat-loutr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Kangourou gris - Video</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Koala</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génorhynque à bec blanc</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génorhynque à menton noi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génorhynque flancs blancs de l’atlantiqu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génorhynque obscu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génorhynque sablie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ma - Video</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mantin ou vache mar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apin de garen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ièvre d'europ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issodelphis austra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p à crinièr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ps gris</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tre de me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tre d’europ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tre géante du brési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outre tacheté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Lynx roux ou bobca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ngouste du cap</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ngouste jau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ngouste na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ngouste rayé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ngouste roug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rsouins de dal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artr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icrocèb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ors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ouffette commune ou rayé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ouflons d’europ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usaraigne carrele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Myrmécobie fascié ou fourmilier zébré</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Narval ou licor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Nilgaul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possum commun</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rang-outan</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rnithorynqu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rque na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rque ou épaulard</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ryx gemsbok</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Ours polair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acarana</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angolin à petites écailles</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atas</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éramèle lapin</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étauriste géan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halanger pygmé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halanger vulpin</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seudorqu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Puma ou cougar</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Quokka</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ate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enard</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orqual commun</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orqual de bryd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orqual de mink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Rorqual de rudolphi</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Saïmiri</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Souris marsupiales à pieds larges</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Sténo</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Suricat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aup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aupe aveugl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aupe marsupial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aupe roma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hylacine ou loup marsupia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hylogale à ventre roug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igr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Tursiop</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Vison d’europ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Wallaby de benne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Wallaby des roches à queue annelé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Watussi</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Wombat</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Yack</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Zèbre de burchell</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Zibeline</text:p>
          </table:table-cell>
          <table:table-cell table:style-name="ce4" office:value-type="string">
            <text:p>Mammalia</text:p>
          </table:table-cell>
          <table:table-cell table:number-columns-repeated="1018"/>
        </table:table-row>
        <table:table-row table:style-name="ro1">
          <table:table-cell table:style-name="ce4" office:value-type="string">
            <text:p>DOC</text:p>
          </table:table-cell>
          <table:table-cell table:style-name="ce4" office:value-type="string">
            <text:p>ZOO_ESPECE</text:p>
          </table:table-cell>
          <table:table-cell table:style-name="ce4"/>
          <table:table-cell table:style-name="ce4" office:value-type="string">
            <text:p>-</text:p>
          </table:table-cell>
          <table:table-cell office:value-type="string">
            <text:p>Zorille</text:p>
          </table:table-cell>
          <table:table-cell table:style-name="ce4" office:value-type="string">
            <text:p>Mammalia</text:p>
          </table:table-cell>
          <table:table-cell table:number-columns-repeated="1018"/>
        </table:table-row>
        <table:table-row table:style-name="ro1" table:number-rows-repeated="1048442">
          <table:table-cell table:number-columns-repeated="1024"/>
        </table:table-row>
        <table:table-row table:style-name="ro1">
          <table:table-cell table:number-columns-repeated="1024"/>
        </table:table-row>
      </table:table>
      <table:table table:name="Feuille2" table:style-name="ta1">
        <office:forms form:automatic-focus="false" form:apply-design-mode="false"/>
        <table:table-column table:style-name="co16" table:number-columns-repeated="256" table:default-cell-style-name="Default"/>
        <table:table-row table:style-name="ro2">
          <table:table-cell table:style-name="ce2" office:value-type="string">
            <text:p>ORDER</text:p>
          </table:table-cell>
          <table:table-cell table:style-name="ce2" office:value-type="string">
            <text:p>ZOO_ENCLOS</text:p>
          </table:table-cell>
          <table:table-cell table:style-name="ce2" table:number-columns-repeated="2"/>
          <table:table-cell table:style-name="ce2" office:value-type="string">
            <text:p>en_nom</text:p>
          </table:table-cell>
          <table:table-cell table:style-name="ce2" office:value-type="string">
            <text:p>en_reference</text:p>
          </table:table-cell>
          <table:table-cell table:style-name="ce2" office:value-type="string">
            <text:p>en_espece</text:p>
          </table:table-cell>
          <table:table-cell table:style-name="ce2" office:value-type="string">
            <text:p>en_capacite</text:p>
          </table:table-cell>
          <table:table-cell table:style-name="ce2" office:value-type="string">
            <text:p>en_surface</text:p>
          </table:table-cell>
          <table:table-cell table:style-name="ce2" table:number-columns-repeated="247"/>
        </table:table-row>
        <table:table-row table:style-name="ro1">
          <table:table-cell table:style-name="ce3" office:value-type="string">
            <text:p>DOC</text:p>
          </table:table-cell>
          <table:table-cell table:style-name="ce3" office:value-type="string">
            <text:p>ZOO_ENCLOS</text:p>
          </table:table-cell>
          <table:table-cell table:style-name="ce3" table:number-columns-repeated="2"/>
          <table:table-cell table:style-name="ce3" office:value-type="string">
            <text:p>Reptiles</text:p>
          </table:table-cell>
          <table:table-cell table:style-name="ce3"/>
          <table:table-cell table:style-name="ce3" office:value-type="string">
            <text:p>ZOO_ESP_ALLI</text:p>
          </table:table-cell>
          <table:table-cell table:style-name="ce3" office:value-type="float" office:value="34">
            <text:p>34</text:p>
          </table:table-cell>
          <table:table-cell table:style-name="ce3" office:value-type="float" office:value="3000">
            <text:p>3000</text:p>
          </table:table-cell>
          <table:table-cell table:style-name="ce3" table:number-columns-repeated="247"/>
        </table:table-row>
        <table:table-row table:style-name="ro2">
          <table:table-cell table:style-name="ce3" office:value-type="string">
            <text:p>DOC</text:p>
          </table:table-cell>
          <table:table-cell table:style-name="ce3" office:value-type="string">
            <text:p>ZOO_ENCLOS</text:p>
          </table:table-cell>
          <table:table-cell table:style-name="ce3" table:number-columns-repeated="2"/>
          <table:table-cell table:style-name="ce3" office:value-type="string">
            <text:p>Bassin</text:p>
          </table:table-cell>
          <table:table-cell table:style-name="ce3"/>
          <table:table-cell table:style-name="ce3" office:value-type="string">
            <text:p>ZOO_ESP_CETA1\nZOO_ESP_CETA2\nZOO_ESP_CETA3\nZOO_ESP_CETA4\nZOO_ESP_CETA5\nZOO_ESP_CETA6\nZOO_ESP_CETA7\nZOO_ESP_CETA8\nZOO_ESP_CETA9\nZOO_ESP_CETA10\nZOO_ESP_CETA11\nZOO_ESP_CETA12</text:p>
          </table:table-cell>
          <table:table-cell table:style-name="ce3" office:value-type="float" office:value="105">
            <text:p>105</text:p>
          </table:table-cell>
          <table:table-cell table:style-name="ce3" office:value-type="float" office:value="10000">
            <text:p>10000</text:p>
          </table:table-cell>
          <table:table-cell table:style-name="ce3" table:number-columns-repeated="247"/>
        </table:table-row>
        <table:table-row table:style-name="ro1" table:number-rows-repeated="20">
          <table:table-cell table:style-name="ce1" table:number-columns-repeated="256"/>
        </table:table-row>
        <table:table-row table:style-name="ro1" table:number-rows-repeated="1048552">
          <table:table-cell table:number-columns-repeated="256"/>
        </table:table-row>
        <table:table-row table:style-name="ro1">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3">00/00/0000</text:date>, <text:time style:data-style-name="N2" text:time-value="0000-00-00T13:50: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3T14:16:00</dc:date>
    <dc:creator>Éric Brison</dc:creator>
    <meta:generator>LibreOffice/3.6$Linux_x86 LibreOffice_project/360m1$Build-2</meta:generator>
    <meta:editing-duration>PT31M53S</meta:editing-duration>
    <meta:editing-cycles>14</meta:editing-cycles>
    <meta:document-statistic meta:table-count="2" meta:cell-count="751" meta:object-count="0"/>
  </office:meta>
</office:document-meta>
</file>